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8824" officeooo:paragraph-rsid="001b8824"/>
    </style:style>
    <style:style style:name="P2" style:family="paragraph" style:parent-style-name="Standard" style:list-style-name="L1">
      <style:text-properties officeooo:rsid="001b8824" officeooo:paragraph-rsid="001b882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Un sistema operativo multiusuario, como Linux.</text:p>
        </text:list-item>
        <text:list-item>
          <text:p text:style-name="P2">Un tableta gráfica</text:p>
        </text:list-item>
        <text:list-item>
          <text:p text:style-name="P2">n</text:p>
        </text:list-item>
        <text:list-item>
          <text:p text:style-name="P2">Un sistema de almacenamiento en la nube.</text:p>
        </text:list-item>
        <text:list-item>
          <text:p text:style-name="P2">Por ejemplo github, que permite transferir entre diferentes usuarios códgios, además de poder ser trabajados simultáneamente por más de una persona.</text:p>
        </text:list-item>
        <text:list-item>
          <text:p text:style-name="P2">De la voz el micrófono, escritura manual impresa el escáner y de la introducción de datos a partir de escritura manual directa el teclado.</text:p>
        </text:list-item>
        <text:list-item>
          <text:p text:style-name="P2">N</text:p>
        </text:list-item>
        <text:list-item>
          <text:p text:style-name="P2">Un asistente digital que reconozca distintas voces, como puede ser google asistant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6T16:56:11.666000000</meta:creation-date>
    <dc:date>2023-09-16T17:11:07.490000000</dc:date>
    <meta:editing-duration>PT14M56S</meta:editing-duration>
    <meta:editing-cycles>1</meta:editing-cycles>
    <meta:document-statistic meta:table-count="0" meta:image-count="0" meta:object-count="0" meta:page-count="1" meta:paragraph-count="8" meta:word-count="83" meta:character-count="491" meta:non-whitespace-character-count="424"/>
    <meta:generator>LibreOffice/7.4.3.2$Windows_X86_64 LibreOffice_project/1048a8393ae2eeec98dff31b5c133c5f1d08b890</meta:generator>
  </office:meta>
</office:document-meta>
</file>